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7F0000007C5D54D7E1B37B2C3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20.479cm" fo:margin-left="0.002cm" fo:margin-top="0cm" fo:margin-bottom="0cm" style:page-number="auto" table:align="left" style:writing-mode="lr-tb"/>
    </style:style>
    <style:style style:name="Table1.A" style:family="table-column">
      <style:table-column-properties style:column-width="0.469cm"/>
    </style:style>
    <style:style style:name="Table1.B" style:family="table-column">
      <style:table-column-properties style:column-width="20.0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4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B1" style:family="table-cell">
      <style:table-cell-properties fo:background-color="#ffffff" fo:padding-left="0.074cm" fo:padding-right="0.097cm" fo:padding-top="0.097cm" fo:padding-bottom="0.097cm" fo:border="0.25pt solid #000001">
        <style:background-image/>
      </style:table-cell-properties>
    </style:style>
    <style:style style:name="Table1.A3" style:family="table-cell">
      <style:table-cell-properties fo:background-color="#ffffff" fo:padding-left="0.074cm" fo:padding-right="0.097cm" fo:padding-top="0.097cm" fo:padding-bottom="0.097cm" fo:border-left="0.25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fo:padding-left="0.074cm" fo:padding-right="0.097cm" fo:padding-top="0.097cm" fo:padding-bottom="0.097cm" fo:border-left="0.25pt solid #000001" fo:border-right="0.25pt solid #000001" fo:border-top="none" fo:border-bottom="0.25pt solid #000001">
        <style:background-image/>
      </style:table-cell-properties>
    </style:style>
    <style:style style:name="Tabela1" style:family="table">
      <style:table-properties style:width="4.997cm" fo:margin-left="6.267cm" table:align="left" style:writing-mode="lr-tb"/>
    </style:style>
    <style:style style:name="Tabela1.A" style:family="table-column">
      <style:table-column-properties style:column-width="4.997cm"/>
    </style:style>
    <style:style style:name="Tabela1.1" style:family="table-row">
      <style:table-row-properties style:min-row-height="4.6cm"/>
    </style:style>
    <style:style style:name="Tabela1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center" style:justify-single-word="false"/>
      <style:text-properties style:font-name="Trebuchet MS" fo:font-size="18pt" officeooo:rsid="005d0311" officeooo:paragraph-rsid="005d0311" style:font-size-asian="18pt" style:font-size-complex="18pt"/>
    </style:style>
    <style:style style:name="P2" style:family="paragraph" style:parent-style-name="Header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3" style:family="paragraph" style:parent-style-name="Footer">
      <style:paragraph-properties fo:text-align="end" style:justify-single-word="false"/>
      <style:text-properties fo:font-size="6pt" officeooo:rsid="00a8ad5e" officeooo:paragraph-rsid="00a8ad5e" style:font-size-asian="6pt" style:font-size-complex="6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size="9pt" officeooo:paragraph-rsid="00192a78" style:font-size-asian="9pt" style:font-size-complex="9pt"/>
    </style:style>
    <style:style style:name="P6" style:family="paragraph" style:parent-style-name="Standard">
      <style:text-properties fo:font-size="9pt" officeooo:paragraph-rsid="0061beb3" style:font-size-asian="9pt" style:font-size-complex="9pt"/>
    </style:style>
    <style:style style:name="P7" style:family="paragraph" style:parent-style-name="Standard">
      <style:text-properties fo:font-size="9pt" officeooo:rsid="006c3454" officeooo:paragraph-rsid="006c3454" style:font-size-asian="9pt" style:font-size-complex="9pt"/>
    </style:style>
    <style:style style:name="P8" style:family="paragraph" style:parent-style-name="Standard">
      <style:text-properties fo:font-size="9pt" officeooo:rsid="005d1826" officeooo:paragraph-rsid="00192a78" style:font-size-asian="9pt" style:font-size-complex="9pt"/>
    </style:style>
    <style:style style:name="P9" style:family="paragraph" style:parent-style-name="Standard">
      <style:text-properties fo:font-size="9pt" officeooo:rsid="0064e459" officeooo:paragraph-rsid="0064e459" style:font-size-asian="9pt" style:font-size-complex="9pt"/>
    </style:style>
    <style:style style:name="P10" style:family="paragraph" style:parent-style-name="Standard">
      <style:text-properties fo:font-size="9pt" officeooo:rsid="0064e459" officeooo:paragraph-rsid="0066d32e" style:font-size-asian="9pt" style:font-size-complex="9pt"/>
    </style:style>
    <style:style style:name="P11" style:family="paragraph" style:parent-style-name="Standard">
      <style:text-properties fo:font-size="9pt" officeooo:rsid="0067f6d0" officeooo:paragraph-rsid="0067f6d0" style:font-size-asian="9pt" style:font-size-complex="9pt"/>
    </style:style>
    <style:style style:name="P12" style:family="paragraph" style:parent-style-name="Standard">
      <style:text-properties fo:font-size="9pt" officeooo:paragraph-rsid="006c3454" style:font-size-asian="9pt" style:font-size-complex="9pt"/>
    </style:style>
    <style:style style:name="P13" style:family="paragraph" style:parent-style-name="Standard">
      <style:text-properties fo:font-size="9pt" officeooo:rsid="00789568" officeooo:paragraph-rsid="00789568" style:font-size-asian="9pt" style:font-size-complex="9pt"/>
    </style:style>
    <style:style style:name="P14" style:family="paragraph" style:parent-style-name="Standard">
      <style:text-properties fo:font-size="9pt" officeooo:rsid="00789568" officeooo:paragraph-rsid="00a9a6a0" style:font-size-asian="9pt" style:font-size-complex="9pt"/>
    </style:style>
    <style:style style:name="P15" style:family="paragraph" style:parent-style-name="Standard">
      <style:text-properties fo:font-size="9pt" officeooo:rsid="009ebbf6" officeooo:paragraph-rsid="00a72519" style:font-size-asian="9pt" style:font-size-complex="9pt"/>
    </style:style>
    <style:style style:name="P16" style:family="paragraph" style:parent-style-name="Standard">
      <style:text-properties fo:font-size="9pt" officeooo:paragraph-rsid="00a72519" style:font-size-asian="9pt" style:font-size-complex="9pt"/>
    </style:style>
    <style:style style:name="P17" style:family="paragraph" style:parent-style-name="Standard">
      <style:text-properties fo:font-size="9pt" officeooo:paragraph-rsid="007ae9d7" style:font-size-asian="9pt" style:font-size-complex="9pt"/>
    </style:style>
    <style:style style:name="P18" style:family="paragraph" style:parent-style-name="Standard">
      <style:text-properties fo:font-size="9pt" fo:font-weight="bold" officeooo:paragraph-rsid="0061beb3" style:font-size-asian="9pt" style:font-weight-asian="bold" style:font-size-complex="9pt" style:font-weight-complex="bold"/>
    </style:style>
    <style:style style:name="P19" style:family="paragraph" style:parent-style-name="Standard">
      <style:text-properties fo:font-size="9pt" fo:font-weight="bold" officeooo:paragraph-rsid="007424f4" style:font-size-asian="9pt" style:font-weight-asian="bold" style:font-size-complex="9pt" style:font-weight-complex="bold"/>
    </style:style>
    <style:style style:name="P20" style:family="paragraph" style:parent-style-name="Standard">
      <style:text-properties fo:font-size="9pt" fo:font-weight="bold" officeooo:rsid="007ae9d7" officeooo:paragraph-rsid="007ae9d7" style:font-size-asian="9pt" style:font-weight-asian="bold" style:font-size-complex="9pt" style:font-weight-complex="bold"/>
    </style:style>
    <style:style style:name="P21" style:family="paragraph" style:parent-style-name="Standard">
      <style:text-properties fo:font-size="9pt" fo:font-weight="bold" officeooo:rsid="00789568" officeooo:paragraph-rsid="009ebbf6" style:font-size-asian="9pt" style:font-weight-asian="bold" style:font-size-complex="9pt" style:font-weight-complex="bold"/>
    </style:style>
    <style:style style:name="P22" style:family="paragraph" style:parent-style-name="Standard">
      <style:text-properties fo:font-size="9pt" fo:font-weight="bold" officeooo:paragraph-rsid="00a9a6a0" style:font-size-asian="9pt" style:font-weight-asian="bold" style:font-size-complex="9pt" style:font-weight-complex="bold"/>
    </style:style>
    <style:style style:name="P23" style:family="paragraph" style:parent-style-name="Standard">
      <style:text-properties fo:font-size="9pt" fo:font-weight="normal" officeooo:rsid="009ebbf6" officeooo:paragraph-rsid="009ebbf6" style:font-size-asian="9pt" style:font-weight-asian="normal" style:font-size-complex="9pt" style:font-weight-complex="normal"/>
    </style:style>
    <style:style style:name="P24" style:family="paragraph" style:parent-style-name="Standard">
      <style:text-properties fo:font-size="9pt" fo:font-weight="normal" officeooo:rsid="00a72519" officeooo:paragraph-rsid="00a72519" style:font-size-asian="9pt" style:font-weight-asian="normal" style:font-size-complex="9pt" style:font-weight-complex="normal"/>
    </style:style>
    <style:style style:name="P25" style:family="paragraph" style:parent-style-name="Standard">
      <loext:graphic-properties draw:fill="solid" draw:fill-color="#cccccc" draw:opacity="100%"/>
      <style:paragraph-properties fo:background-color="#cccccc"/>
      <style:text-properties fo:font-weight="bold" officeooo:rsid="005d0311" officeooo:paragraph-rsid="005d0311" style:font-weight-asian="bold" style:font-weight-complex="bold"/>
    </style:style>
    <style:style style:name="P26" style:family="paragraph" style:parent-style-name="Standard">
      <loext:graphic-properties draw:fill="solid" draw:fill-color="#cccccc" draw:opacity="100%"/>
      <style:paragraph-properties fo:background-color="#cccccc"/>
      <style:text-properties fo:font-weight="bold" officeooo:rsid="005d1826" officeooo:paragraph-rsid="005d1826" style:font-weight-asian="bold" style:font-weight-complex="bold"/>
    </style:style>
    <style:style style:name="P27" style:family="paragraph" style:parent-style-name="Standard">
      <loext:graphic-properties draw:fill="solid" draw:fill-color="#cccccc" draw:opacity="100%"/>
      <style:paragraph-properties fo:background-color="#cccccc"/>
      <style:text-properties fo:font-weight="bold" officeooo:rsid="005e788c" officeooo:paragraph-rsid="005e788c" style:font-weight-asian="bold" style:font-weight-complex="bold"/>
    </style:style>
    <style:style style:name="P28" style:family="paragraph" style:parent-style-name="Standard">
      <loext:graphic-properties draw:fill="solid" draw:fill-color="#cccccc" draw:opacity="100%"/>
      <style:paragraph-properties fo:background-color="#cccccc"/>
      <style:text-properties fo:font-weight="bold" officeooo:rsid="0064e459" officeooo:paragraph-rsid="0064e459" style:font-weight-asian="bold" style:font-weight-complex="bold"/>
    </style:style>
    <style:style style:name="P29" style:family="paragraph" style:parent-style-name="Standard">
      <loext:graphic-properties draw:fill="solid" draw:fill-color="#cccccc" draw:opacity="100%"/>
      <style:paragraph-properties fo:background-color="#cccccc"/>
      <style:text-properties fo:font-weight="bold" officeooo:rsid="0082fcfe" officeooo:paragraph-rsid="0082fcfe" style:font-weight-asian="bold" style:font-weight-complex="bold"/>
    </style:style>
    <style:style style:name="P30" style:family="paragraph" style:parent-style-name="Standard">
      <loext:graphic-properties draw:fill="solid" draw:fill-color="#cccccc" draw:opacity="100%"/>
      <style:paragraph-properties fo:background-color="#cccccc"/>
      <style:text-properties fo:font-weight="bold" officeooo:rsid="008f7387" officeooo:paragraph-rsid="008f7387" style:font-weight-asian="bold" style:font-weight-complex="bold"/>
    </style:style>
    <style:style style:name="P31" style:family="paragraph" style:parent-style-name="Standard">
      <loext:graphic-properties draw:fill="solid" draw:fill-color="#cccccc" draw:opacity="100%"/>
      <style:paragraph-properties fo:background-color="#cccccc"/>
      <style:text-properties style:font-name="Trebuchet MS" fo:font-size="12pt" fo:font-weight="bold" officeooo:rsid="005d0311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solid" draw:fill-color="#cccccc" draw:opacity="100%"/>
      <style:paragraph-properties fo:background-color="#cccccc"/>
      <style:text-properties style:font-name="Trebuchet MS" fo:font-size="12pt" fo:font-weight="bold" officeooo:rsid="005d0311" officeooo:paragraph-rsid="00b0efdb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solid" draw:fill-color="#cccccc" draw:opacity="100%"/>
      <style:paragraph-properties fo:background-color="#cccccc"/>
      <style:text-properties style:font-name="Trebuchet MS" fo:font-size="12pt" fo:font-weight="bold" officeooo:rsid="005d1826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solid" draw:fill-color="#cccccc" draw:opacity="100%"/>
      <style:paragraph-properties fo:background-color="#cccccc"/>
      <style:text-properties style:font-name="Trebuchet MS" fo:font-size="12pt" fo:font-weight="bold" officeooo:rsid="005e788c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solid" draw:fill-color="#cccccc" draw:opacity="100%"/>
      <style:paragraph-properties fo:background-color="#cccccc"/>
      <style:text-properties style:font-name="Trebuchet MS" fo:font-size="12pt" fo:font-weight="bold" officeooo:rsid="0064e459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solid" draw:fill-color="#cccccc" draw:opacity="100%"/>
      <style:paragraph-properties fo:background-color="#cccccc"/>
      <style:text-properties style:font-name="Trebuchet MS" fo:font-size="12pt" fo:font-weight="bold" officeooo:rsid="008f7387" officeooo:paragraph-rsid="008f7387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solid" draw:fill-color="#cccccc" draw:opacity="100%"/>
      <style:paragraph-properties fo:background-color="#cccccc"/>
      <style:text-properties style:font-name="Trebuchet MS" fo:font-size="9pt" fo:font-weight="bold" officeooo:rsid="008f7387" officeooo:paragraph-rsid="008f7387" style:font-size-asian="9pt" style:font-weight-asian="bold" style:font-size-complex="9pt" style:font-weight-complex="bold"/>
    </style:style>
    <style:style style:name="P38" style:family="paragraph" style:parent-style-name="Standard">
      <loext:graphic-properties draw:fill="solid" draw:fill-color="#cccccc" draw:opacity="100%"/>
      <style:paragraph-properties fo:background-color="#cccccc"/>
      <style:text-properties style:font-name="Trebuchet MS" fo:font-size="9pt" fo:font-weight="bold" officeooo:rsid="0091f61b" officeooo:paragraph-rsid="0091f61b" style:font-size-asian="9pt" style:font-weight-asian="bold" style:font-size-complex="9pt" style:font-weight-complex="bold"/>
    </style:style>
    <style:style style:name="P39" style:family="paragraph" style:parent-style-name="Standard">
      <loext:graphic-properties draw:fill="solid" draw:fill-color="#cccccc" draw:opacity="100%"/>
      <style:paragraph-properties fo:background-color="#cccccc"/>
      <style:text-properties style:font-name="Trebuchet MS" fo:font-size="9pt" fo:font-weight="bold" officeooo:rsid="00977567" officeooo:paragraph-rsid="00977567" style:font-size-asian="9pt" style:font-weight-asian="bold" style:font-size-complex="9pt" style:font-weight-complex="bold"/>
    </style:style>
    <style:style style:name="P40" style:family="paragraph" style:parent-style-name="Standard">
      <loext:graphic-properties draw:fill="solid" draw:fill-color="#cccccc" draw:opacity="100%"/>
      <style:paragraph-properties fo:background-color="#cccccc"/>
      <style:text-properties style:font-name="Trebuchet MS" fo:font-size="9pt" fo:font-weight="bold" officeooo:rsid="00aff52c" officeooo:paragraph-rsid="00aff52c" style:font-size-asian="9pt" style:font-weight-asian="bold" style:font-size-complex="9pt" style:font-weight-complex="bold"/>
    </style:style>
    <style:style style:name="P41" style:family="paragraph" style:parent-style-name="Standard">
      <style:text-properties officeooo:rsid="005d1826" officeooo:paragraph-rsid="005d1826"/>
    </style:style>
    <style:style style:name="P42" style:family="paragraph" style:parent-style-name="Standard">
      <style:text-properties officeooo:paragraph-rsid="0066d32e"/>
    </style:style>
    <style:style style:name="P43" style:family="paragraph" style:parent-style-name="Standard">
      <style:text-properties style:text-position="sub 58%" fo:font-size="9pt" officeooo:paragraph-rsid="005d0311" style:font-size-asian="9pt" style:font-size-complex="9pt"/>
    </style:style>
    <style:style style:name="P44" style:family="paragraph" style:parent-style-name="Standard">
      <style:text-properties style:text-position="sub 58%" fo:font-size="9pt" officeooo:rsid="0067f6d0" officeooo:paragraph-rsid="0064e459" style:font-size-asian="9pt" style:font-size-complex="9pt"/>
    </style:style>
    <style:style style:name="P45" style:family="paragraph" style:parent-style-name="Standard">
      <style:text-properties officeooo:rsid="0067f6d0" officeooo:paragraph-rsid="007fe9cf"/>
    </style:style>
    <style:style style:name="P46" style:family="paragraph" style:parent-style-name="Standard">
      <style:text-properties officeooo:paragraph-rsid="00a72519"/>
    </style:style>
    <style:style style:name="P47" style:family="paragraph" style:parent-style-name="Standard">
      <loext:graphic-properties draw:fill="solid" draw:fill-color="#cccccc" draw:opacity="100%"/>
      <style:paragraph-properties fo:background-color="#cccccc"/>
      <style:text-properties officeooo:paragraph-rsid="00b0efdb"/>
    </style:style>
    <style:style style:name="P48" style:family="paragraph" style:parent-style-name="Standard">
      <style:paragraph-properties style:writing-mode="lr-tb"/>
      <style:text-properties fo:font-size="9pt" officeooo:rsid="0061beb3" officeooo:paragraph-rsid="0061beb3" style:font-size-asian="9pt" style:font-size-complex="9pt"/>
    </style:style>
    <style:style style:name="P49" style:family="paragraph" style:parent-style-name="Standard">
      <style:paragraph-properties style:writing-mode="lr-tb"/>
      <style:text-properties fo:font-size="9pt" officeooo:paragraph-rsid="0061beb3" style:font-size-asian="9pt" style:font-size-complex="9pt"/>
    </style:style>
    <style:style style:name="P50" style:family="paragraph" style:parent-style-name="Standard">
      <style:paragraph-properties style:writing-mode="lr-tb"/>
      <style:text-properties fo:font-size="9pt" officeooo:paragraph-rsid="00192a78" style:font-size-asian="9pt" style:font-size-complex="9pt"/>
    </style:style>
    <style:style style:name="P51" style:family="paragraph" style:parent-style-name="Standard">
      <style:paragraph-properties style:writing-mode="lr-tb"/>
      <style:text-properties fo:font-size="9pt" officeooo:rsid="009fd2df" officeooo:paragraph-rsid="00a72519" style:font-size-asian="9pt" style:font-size-complex="9pt"/>
    </style:style>
    <style:style style:name="P52" style:family="paragraph" style:parent-style-name="Standard">
      <style:paragraph-properties style:writing-mode="lr-tb"/>
      <style:text-properties fo:font-size="9pt" officeooo:paragraph-rsid="00a72519" style:font-size-asian="9pt" style:font-size-complex="9pt"/>
    </style:style>
    <style:style style:name="P53" style:family="paragraph" style:parent-style-name="Standard">
      <style:paragraph-properties style:writing-mode="lr-tb"/>
      <style:text-properties fo:font-size="9pt" officeooo:rsid="0079ac73" officeooo:paragraph-rsid="00a72519" style:font-size-asian="9pt" style:font-size-complex="9pt"/>
    </style:style>
    <style:style style:name="P54" style:family="paragraph" style:parent-style-name="Standard">
      <style:paragraph-properties style:writing-mode="lr-tb"/>
      <style:text-properties fo:font-size="9pt" fo:font-weight="bold" officeooo:rsid="00789568" officeooo:paragraph-rsid="00789568" style:font-size-asian="9pt" style:font-weight-asian="bold" style:font-size-complex="9pt" style:font-weight-complex="bold"/>
    </style:style>
    <style:style style:name="P55" style:family="paragraph" style:parent-style-name="Standard">
      <style:paragraph-properties style:writing-mode="lr-tb"/>
      <style:text-properties fo:font-size="9pt" fo:font-weight="bold" officeooo:rsid="00789568" officeooo:paragraph-rsid="00a72519" style:font-size-asian="9pt" style:font-weight-asian="bold" style:font-size-complex="9pt" style:font-weight-complex="bold"/>
    </style:style>
    <style:style style:name="P56" style:family="paragraph" style:parent-style-name="Standard">
      <style:paragraph-properties style:writing-mode="lr-tb"/>
      <style:text-properties fo:font-size="9pt" fo:font-weight="bold" officeooo:paragraph-rsid="0061beb3" style:font-size-asian="9pt" style:font-weight-asian="bold" style:font-size-complex="9pt" style:font-weight-complex="bold"/>
    </style:style>
    <style:style style:name="P57" style:family="paragraph" style:parent-style-name="Standard">
      <style:paragraph-properties style:writing-mode="lr-tb"/>
      <style:text-properties fo:font-size="9pt" fo:font-weight="normal" officeooo:rsid="00789568" officeooo:paragraph-rsid="00a9a6a0" style:font-size-asian="9pt" style:font-weight-asian="normal" style:font-size-complex="9pt" style:font-weight-complex="normal"/>
    </style:style>
    <style:style style:name="P58" style:family="paragraph" style:parent-style-name="Standard">
      <loext:graphic-properties draw:fill="solid" draw:fill-color="#cccccc" draw:opacity="100%"/>
      <style:paragraph-properties fo:background-color="#cccccc" style:writing-mode="lr-tb"/>
      <style:text-properties style:font-name="Trebuchet MS" fo:font-size="9pt" fo:font-weight="bold" officeooo:rsid="008f7387" officeooo:paragraph-rsid="008f7387" style:font-size-asian="9pt" style:font-weight-asian="bold" style:font-size-complex="9pt" style:font-weight-complex="bold"/>
    </style:style>
    <style:style style:name="P59" style:family="paragraph" style:parent-style-name="Standard">
      <style:text-properties fo:font-size="9pt" fo:font-weight="normal" officeooo:rsid="00a72519" officeooo:paragraph-rsid="00a72519" fo:background-color="transparent" style:font-size-asian="9pt" style:font-weight-asian="normal" style:font-size-complex="9pt" style:font-weight-complex="normal"/>
    </style:style>
    <style:style style:name="P60" style:family="paragraph" style:parent-style-name="Standard">
      <style:text-properties fo:font-size="9pt" officeooo:rsid="00b2c29c" officeooo:paragraph-rsid="00b2c29c" fo:background-color="transparent" style:font-size-asian="9pt" style:font-size-complex="9pt"/>
    </style:style>
    <style:style style:name="P61" style:family="paragraph" style:parent-style-name="Standard">
      <style:text-properties fo:font-size="9pt" officeooo:rsid="00816850" officeooo:paragraph-rsid="00816850" fo:background-color="transparent" style:font-size-asian="9pt" style:font-size-complex="9pt"/>
    </style:style>
    <style:style style:name="P62" style:family="paragraph" style:parent-style-name="Standard">
      <style:text-properties fo:font-size="9pt" officeooo:paragraph-rsid="00a72519" fo:background-color="transparent" style:font-size-asian="9pt" style:font-size-complex="9pt"/>
    </style:style>
    <style:style style:name="P63" style:family="paragraph" style:parent-style-name="Standard">
      <style:text-properties fo:font-size="9pt" officeooo:paragraph-rsid="00816850" fo:background-color="transparent" style:font-size-asian="9pt" style:font-size-complex="9pt"/>
    </style:style>
    <style:style style:name="P64" style:family="paragraph" style:parent-style-name="Standard">
      <style:text-properties fo:font-size="9pt" officeooo:paragraph-rsid="00b2c29c" fo:background-color="transparent" style:font-size-asian="9pt" style:font-size-complex="9pt"/>
    </style:style>
    <style:style style:name="P65" style:family="paragraph" style:parent-style-name="Standard">
      <loext:graphic-properties draw:fill="solid" draw:fill-color="#cccccc" draw:opacity="100%"/>
      <style:paragraph-properties fo:background-color="#cccccc"/>
      <style:text-properties style:font-name="Trebuchet MS" fo:font-size="12pt" fo:font-weight="bold" officeooo:rsid="006c3454" officeooo:paragraph-rsid="006c3454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size="9pt" officeooo:rsid="00816850" officeooo:paragraph-rsid="00a72519" fo:background-color="transparent" style:font-size-asian="9pt" style:font-size-complex="9pt"/>
    </style:style>
    <style:style style:name="P67" style:family="paragraph" style:parent-style-name="Standard">
      <style:paragraph-properties fo:margin-left="0cm" fo:margin-right="0cm" fo:text-indent="0cm" style:auto-text-indent="false"/>
      <style:text-properties fo:font-size="9pt" officeooo:rsid="00816850" officeooo:paragraph-rsid="00816850" fo:background-color="transparent" style:font-size-asian="9pt" style:font-size-complex="9pt"/>
    </style:style>
    <style:style style:name="P68" style:family="paragraph" style:parent-style-name="Text_20_body">
      <style:text-properties fo:font-size="9pt" officeooo:paragraph-rsid="00816850" fo:background-color="transparent" style:font-size-asian="9pt" style:font-size-complex="9pt"/>
    </style:style>
    <style:style style:name="T1" style:family="text">
      <style:text-properties officeooo:rsid="00a90bb8"/>
    </style:style>
    <style:style style:name="T2" style:family="text">
      <style:text-properties style:font-name="Trebuchet MS" fo:font-size="9pt" fo:font-weight="bold" officeooo:rsid="0093e3e4" style:font-size-asian="9pt" style:font-weight-asian="bold" style:font-size-complex="9pt" style:font-weight-complex="bold"/>
    </style:style>
    <style:style style:name="T3" style:family="text">
      <style:text-properties style:font-name="Trebuchet MS" fo:font-size="9pt" fo:font-weight="normal" officeooo:rsid="0091f61b" style:font-size-asian="9pt" style:font-weight-asian="normal" style:font-size-complex="9pt" style:font-weight-complex="normal"/>
    </style:style>
    <style:style style:name="T4" style:family="text">
      <style:text-properties style:font-name="Trebuchet MS" fo:font-size="9pt" fo:font-weight="normal" officeooo:rsid="0093e3e4" style:font-size-asian="9pt" style:font-weight-asian="normal" style:font-size-complex="9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5d0311" style:font-size-asian="9pt" style:font-size-complex="9pt"/>
    </style:style>
    <style:style style:name="T7" style:family="text">
      <style:text-properties fo:font-size="9pt" officeooo:rsid="005d1826" style:font-size-asian="9pt" style:font-size-complex="9pt"/>
    </style:style>
    <style:style style:name="T8" style:family="text">
      <style:text-properties fo:font-size="9pt" officeooo:rsid="00605909" style:font-size-asian="9pt" style:font-size-complex="9pt"/>
    </style:style>
    <style:style style:name="T9" style:family="text">
      <style:text-properties fo:font-size="9pt" officeooo:rsid="0064e459" style:font-size-asian="9pt" style:font-size-complex="9pt"/>
    </style:style>
    <style:style style:name="T10" style:family="text">
      <style:text-properties fo:font-size="9pt" officeooo:rsid="006c3454" style:font-size-asian="9pt" style:font-size-complex="9pt"/>
    </style:style>
    <style:style style:name="T11" style:family="text">
      <style:text-properties fo:font-size="9pt" officeooo:rsid="007f1fc3" style:font-size-asian="9pt" style:font-size-complex="9pt"/>
    </style:style>
    <style:style style:name="T12" style:family="text">
      <style:text-properties fo:font-size="9pt" officeooo:rsid="007fe9cf" style:font-size-asian="9pt" style:font-size-complex="9pt"/>
    </style:style>
    <style:style style:name="T13" style:family="text">
      <style:text-properties fo:font-size="9pt" officeooo:rsid="009cf9fa" style:font-size-asian="9pt" style:font-size-complex="9pt"/>
    </style:style>
    <style:style style:name="T14" style:family="text">
      <style:text-properties fo:font-size="9pt" fo:font-style="italic" officeooo:rsid="006c3454" style:font-size-asian="9pt" style:font-style-asian="italic" style:font-size-complex="9pt" style:font-style-complex="italic"/>
    </style:style>
    <style:style style:name="T15" style:family="text">
      <style:text-properties fo:font-size="9pt" fo:font-weight="bold" officeooo:rsid="007ae9d7" style:font-size-asian="9pt" style:font-weight-asian="bold" style:font-size-complex="9pt" style:font-weight-complex="bold"/>
    </style:style>
    <style:style style:name="T16" style:family="text">
      <style:text-properties fo:font-size="9pt" fo:font-weight="bold" officeooo:rsid="007fe9cf" style:font-size-asian="9pt" style:font-weight-asian="bold" style:font-size-complex="9pt" style:font-weight-complex="bold"/>
    </style:style>
    <style:style style:name="T17" style:family="text">
      <style:text-properties fo:font-size="9pt" fo:font-weight="normal" officeooo:rsid="009fd2df" style:font-size-asian="9pt" style:font-weight-asian="normal" style:font-size-complex="9pt" style:font-weight-complex="normal"/>
    </style:style>
    <style:style style:name="T18" style:family="text">
      <style:text-properties fo:font-size="9pt" fo:font-weight="normal" officeooo:rsid="00a72519" style:font-size-asian="9pt" style:font-weight-asian="normal" style:font-size-complex="9pt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text-position="sub 58%" fo:font-size="9pt" style:font-size-asian="9pt" style:font-size-complex="9pt"/>
    </style:style>
    <style:style style:name="T21" style:family="text">
      <style:text-properties officeooo:rsid="005d0311"/>
    </style:style>
    <style:style style:name="T22" style:family="text">
      <style:text-properties officeooo:rsid="005d1826"/>
    </style:style>
    <style:style style:name="T23" style:family="text">
      <style:text-properties officeooo:rsid="00605909"/>
    </style:style>
    <style:style style:name="T24" style:family="text">
      <style:text-properties officeooo:rsid="0061beb3"/>
    </style:style>
    <style:style style:name="T25" style:family="text">
      <style:text-properties fo:font-style="italic" officeooo:rsid="0061beb3" style:font-style-asian="italic" style:font-style-complex="italic"/>
    </style:style>
    <style:style style:name="T26" style:family="text">
      <style:text-properties fo:font-style="italic" officeooo:rsid="006c3454" style:font-style-asian="italic" style:font-style-complex="italic"/>
    </style:style>
    <style:style style:name="T27" style:family="text">
      <style:text-properties fo:font-style="italic" officeooo:rsid="007ae9d7" style:font-style-asian="italic" style:font-style-complex="italic"/>
    </style:style>
    <style:style style:name="T28" style:family="text">
      <style:text-properties fo:font-style="italic" officeooo:rsid="0097e2cc" style:font-style-asian="italic" style:font-style-complex="italic"/>
    </style:style>
    <style:style style:name="T29" style:family="text">
      <style:text-properties fo:font-style="italic" officeooo:rsid="00ab9b85" style:font-style-asian="italic" style:font-style-complex="italic"/>
    </style:style>
    <style:style style:name="T30" style:family="text">
      <style:text-properties fo:font-style="italic" fo:font-weight="bold" officeooo:rsid="0061beb3" style:font-style-asian="italic" style:font-weight-asian="bold" style:font-style-complex="italic" style:font-weight-complex="bold"/>
    </style:style>
    <style:style style:name="T31" style:family="text">
      <style:text-properties officeooo:rsid="006c3454"/>
    </style:style>
    <style:style style:name="T32" style:family="text">
      <style:text-properties officeooo:rsid="006d0cdf"/>
    </style:style>
    <style:style style:name="T33" style:family="text">
      <style:text-properties officeooo:rsid="00789568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61beb3" style:font-style-asian="normal" style:font-style-complex="normal"/>
    </style:style>
    <style:style style:name="T36" style:family="text">
      <style:text-properties fo:font-style="normal" officeooo:rsid="009bde42" style:font-style-asian="normal" style:font-style-complex="normal"/>
    </style:style>
    <style:style style:name="T37" style:family="text">
      <style:text-properties fo:font-style="normal" fo:font-weight="normal" officeooo:rsid="009fd2df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a72519" style:font-style-asian="normal" style:font-weight-asian="normal" style:font-style-complex="normal" style:font-weight-complex="normal"/>
    </style:style>
    <style:style style:name="T39" style:family="text">
      <style:text-properties officeooo:rsid="007ae9d7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7ae9d7" style:font-weight-asian="bold" style:font-weight-complex="bold"/>
    </style:style>
    <style:style style:name="T42" style:family="text">
      <style:text-properties fo:font-weight="bold" officeooo:rsid="00789568" style:font-weight-asian="bold" style:font-weight-complex="bold"/>
    </style:style>
    <style:style style:name="T43" style:family="text">
      <style:text-properties fo:font-weight="bold" officeooo:rsid="006364bb" style:font-weight-asian="bold" style:font-weight-complex="bold"/>
    </style:style>
    <style:style style:name="T44" style:family="text">
      <style:text-properties fo:font-weight="bold" officeooo:rsid="0061beb3" style:font-weight-asian="bold" style:font-weight-complex="bold"/>
    </style:style>
    <style:style style:name="T45" style:family="text">
      <style:text-properties fo:font-weight="bold" officeooo:rsid="008782d9" style:font-weight-asian="bold" style:font-weight-complex="bold"/>
    </style:style>
    <style:style style:name="T46" style:family="text">
      <style:text-properties officeooo:rsid="0083332e"/>
    </style:style>
    <style:style style:name="T47" style:family="text">
      <style:text-properties officeooo:rsid="008c25f5"/>
    </style:style>
    <style:style style:name="T48" style:family="text">
      <style:text-properties officeooo:rsid="0093e3e4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93e3e4" style:font-weight-asian="normal" style:font-weight-complex="normal"/>
    </style:style>
    <style:style style:name="T51" style:family="text">
      <style:text-properties fo:font-weight="normal" officeooo:rsid="00789568" style:font-weight-asian="normal" style:font-weight-complex="normal"/>
    </style:style>
    <style:style style:name="T52" style:family="text">
      <style:text-properties fo:font-weight="normal" officeooo:rsid="00a4fad9" style:font-weight-asian="normal" style:font-weight-complex="normal"/>
    </style:style>
    <style:style style:name="T53" style:family="text">
      <style:text-properties fo:font-weight="normal" officeooo:rsid="00a5f7ce" style:font-weight-asian="normal" style:font-weight-complex="normal"/>
    </style:style>
    <style:style style:name="T54" style:family="text">
      <style:text-properties fo:font-weight="normal" officeooo:rsid="00a72519" style:font-weight-asian="normal" style:font-weight-complex="normal"/>
    </style:style>
    <style:style style:name="T55" style:family="text">
      <style:text-properties fo:font-weight="normal" officeooo:rsid="009fd2df" style:font-weight-asian="normal" style:font-weight-complex="normal"/>
    </style:style>
    <style:style style:name="T56" style:family="text">
      <style:text-properties fo:font-weight="normal" officeooo:rsid="0061beb3" style:font-weight-asian="normal" style:font-weight-complex="normal"/>
    </style:style>
    <style:style style:name="T57" style:family="text">
      <style:text-properties fo:font-weight="normal" officeooo:rsid="008c25f5" style:font-weight-asian="normal" style:font-weight-complex="normal"/>
    </style:style>
    <style:style style:name="T58" style:family="text">
      <style:text-properties fo:font-weight="normal" officeooo:rsid="005d0311" style:font-weight-asian="normal" style:font-weight-complex="normal"/>
    </style:style>
    <style:style style:name="T59" style:family="text">
      <style:text-properties fo:font-weight="normal" officeooo:rsid="005d1826" style:font-weight-asian="normal" style:font-weight-complex="normal"/>
    </style:style>
    <style:style style:name="T60" style:family="text">
      <style:text-properties fo:font-weight="normal" officeooo:rsid="00605909" style:font-weight-asian="normal" style:font-weight-complex="normal"/>
    </style:style>
    <style:style style:name="T61" style:family="text">
      <style:text-properties fo:font-weight="normal" officeooo:rsid="006c3454" style:font-weight-asian="normal" style:font-weight-complex="normal"/>
    </style:style>
    <style:style style:name="T62" style:family="text">
      <style:text-properties fo:font-weight="normal" officeooo:rsid="00ad8fe7" style:font-weight-asian="normal" style:font-weight-complex="normal"/>
    </style:style>
    <style:style style:name="T63" style:family="text">
      <style:text-properties fo:font-weight="normal" officeooo:rsid="00b2c29c" style:font-weight-asian="normal" style:font-weight-complex="normal"/>
    </style:style>
    <style:style style:name="T64" style:family="text">
      <style:text-properties fo:color="#ff3333" fo:font-style="italic" officeooo:rsid="0093e3e4" style:font-style-asian="italic" style:font-style-complex="italic"/>
    </style:style>
    <style:style style:name="T65" style:family="text">
      <style:text-properties fo:color="#ff3333" fo:font-weight="bold" officeooo:rsid="007ae9d7" style:font-weight-asian="bold" style:font-weight-complex="bold"/>
    </style:style>
    <style:style style:name="T66" style:family="text">
      <style:text-properties fo:color="#ff3333" fo:font-weight="bold" officeooo:rsid="00a8b347" style:font-weight-asian="bold" style:font-weight-complex="bold"/>
    </style:style>
    <style:style style:name="T67" style:family="text">
      <style:text-properties fo:color="#ff3333" fo:font-size="9pt" fo:font-weight="bold" officeooo:rsid="007ae9d7" style:font-size-asian="9pt" style:font-weight-asian="bold" style:font-size-complex="9pt" style:font-weight-complex="bold"/>
    </style:style>
    <style:style style:name="T68" style:family="text">
      <style:text-properties fo:color="#ff3333" style:font-name="Trebuchet MS" fo:font-size="9pt" fo:font-style="italic" fo:font-weight="bold" officeooo:rsid="0093e3e4" style:font-size-asian="9pt" style:font-style-asian="italic" style:font-weight-asian="bold" style:font-size-complex="9pt" style:font-style-complex="italic" style:font-weight-complex="bold"/>
    </style:style>
    <style:style style:name="T69" style:family="text">
      <style:text-properties officeooo:rsid="0061beb3" fo:background-color="#ffff00" loext:char-shading-value="0"/>
    </style:style>
    <style:style style:name="T70" style:family="text">
      <style:text-properties officeooo:rsid="006d0cdf" fo:background-color="#ffff00" loext:char-shading-value="0"/>
    </style:style>
    <style:style style:name="T71" style:family="text">
      <style:text-properties officeooo:rsid="0061beb3" fo:background-color="transparent" loext:char-shading-value="0"/>
    </style:style>
    <style:style style:name="T72" style:family="text">
      <style:text-properties officeooo:rsid="0061beb3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I</text:p>
          </table:table-cell>
          <table:table-cell table:style-name="Table1.B1" office:value-type="string">
            <text:p text:style-name="P32">nformação particular do Serviço</text:p>
            <text:p text:style-name="P47"><text:span text:style-name="T3">Atenção! : Preencher as informações solicitadas, gerar o PDF deste formulário e enviar ao Ministério do Planejamento. </text:span><text:span text:style-name="T4">O nome do arquivo no formato PDF dever obdecer a seguinte construção:</text:span><text:span text:style-name="T2"> </text:span><text:span text:style-name="T68">BrCidadao-cadastro-servico-&lt;nome_orgao&gt;-&lt;nome_servico&gt;-&lt;mes_ano&gt;.pdf</text:span><text:span text:style-name="T5"><text:tab/><text:tab/> <text:s text:c="15"/></text:span><text:span text:style-name="T19"><text:s/></text:span></text:p>
            <text:p text:style-name="P18"><text:span text:style-name="T21">Nome do Serviço</text:span>:</text:p>
            <text:p text:style-name="P6"><text:s/></text:p>
            <text:p text:style-name="P18"><text:span text:style-name="T21">Nome de Apresentação para as telas do Brasil Cidadão</text:span>:</text:p>
            <text:p text:style-name="P6"><text:s/></text:p>
            <text:p text:style-name="P18"><text:span text:style-name="T24">URL de retorno </text:span><text:span text:style-name="T25">(página princiapal do serviço </text:span><text:span text:style-name="T29">ou sistema</text:span><text:span text:style-name="T25">, após o login do cidadão)</text:span>:</text:p>
            <text:p text:style-name="P13">1.</text:p>
            <text:p text:style-name="P13">2.</text:p>
            <text:p text:style-name="P13">3.</text:p>
            <text:p text:style-name="P13">4.</text:p>
            <text:p text:style-name="P6"/>
            <text:p text:style-name="P22"><text:span text:style-name="T24">URL da Logo (ícone) do Serviço ou Sistema </text:span><text:span text:style-name="T72">para o "Lançador de Serviços"</text:span>:</text:p>
            <text:p text:style-name="P14">1.</text:p>
            <text:p text:style-name="P55"/>
            <text:p text:style-name="P22"><text:span text:style-name="T24">URL do Termo de Uso</text:span>:</text:p>
            <text:p text:style-name="P57">1.</text:p>
            <text:p text:style-name="P55"/>
            <text:p text:style-name="P22"><text:span text:style-name="T24">URL para o "Lançador de Serviços" </text:span><text:span text:style-name="T72">(Área onde o usuário acessará o serviço estando logado no Brasil Cidadão)</text:span>:</text:p>
            <text:p text:style-name="P57">1.</text:p>
            <text:p text:style-name="P55"/>
            <text:p text:style-name="P51"><text:span text:style-name="T42">Q</text:span><text:span text:style-name="T40">uanto ao público alvo: </text:span><text:span text:style-name="T49">Servidores públicos </text:span><text:span text:style-name="T54">[ <text:s/>]</text:span><text:span text:style-name="T42"> <text:s text:c="7"/></text:span><text:span text:style-name="T49">Administração Pública </text:span><text:span text:style-name="T54">[ <text:s/>]</text:span><text:span text:style-name="T42"> <text:s text:c="10"/></text:span><text:span text:style-name="T49">Cidadão </text:span><text:span text:style-name="T54">[ <text:s/>]</text:span><text:span text:style-name="T42"> <text:s text:c="13"/></text:span><text:span text:style-name="T49">Estrangei</text:span><text:span text:style-name="T53">r</text:span><text:span text:style-name="T49">os </text:span><text:span text:style-name="T54">[ <text:s/>]</text:span><text:span text:style-name="T42"> <text:s text:c="8"/></text:span><text:span text:style-name="T49">Pessoa J</text:span><text:span text:style-name="T52">u</text:span><text:span text:style-name="T49">rídica </text:span><text:span text:style-name="T54">[ <text:s/>]</text:span><text:span text:style-name="T42"> </text:span></text:p>
            <text:p text:style-name="P21"/>
            <text:p text:style-name="P15"><text:span text:style-name="T42">Q</text:span><text:span text:style-name="T40">uanto à Infraestrutura de Implantação: </text:span><text:span text:style-name="T49">Serpro</text:span><text:span text:style-name="T55"> </text:span><text:span text:style-name="T54">[ <text:s/>]</text:span><text:span text:style-name="T51"> <text:s text:c="8"/></text:span><text:span text:style-name="T49">Dataprev</text:span><text:span text:style-name="T55"> </text:span><text:span text:style-name="T54">[ <text:s/>]</text:span><text:span text:style-name="T51"> <text:s text:c="8"/></text:span><text:span text:style-name="T62">[ <text:s/>] Infraestrutura Própria</text:span><text:span text:style-name="T51"> <text:s text:c="6"/></text:span><text:span text:style-name="T49">Outros:</text:span></text:p>
            <text:p text:style-name="P23"/>
            <text:p text:style-name="P16"><text:span text:style-name="T42">Atual </text:span><text:span text:style-name="T40">Status </text:span><text:span text:style-name="T42">do Serviço</text:span><text:span text:style-name="T40">:</text:span> <text:span text:style-name="T33">Operacional</text:span><text:span text:style-name="T51"> </text:span><text:span text:style-name="T54">[ <text:s/>]</text:span><text:span text:style-name="T33"> <text:s text:c="8"/>Em Construção</text:span><text:span text:style-name="T51"> </text:span><text:span text:style-name="T54">[ <text:s/>]</text:span><text:span text:style-name="T33"> <text:s text:c="9"/>Descontinuado</text:span><text:span text:style-name="T51"> </text:span><text:span text:style-name="T54">[ <text:s/>]</text:span></text:p>
            <text:p text:style-name="P6"><text:s/></text:p>
            <text:p text:style-name="P54">Ano <text:span text:style-name="T46">em que o Serviço entrou</text:span> em Operação: </text:p>
            <text:p text:style-name="P6"/>
            <text:p text:style-name="P56"><text:span text:style-name="T24">Razão de acessos </text:span><text:span text:style-name="T25">( número de acessos por dia)</text:span>:</text:p>
            <text:p text:style-name="P49"><text:s/></text:p>
            <text:p text:style-name="P48"><text:span text:style-name="T40">Período de pico d</text:span><text:span text:style-name="T43">os</text:span><text:span text:style-name="T40"> acessos: a partir do </text:span><text:span text:style-name="T43">m</text:span><text:span text:style-name="T40">ês</text:span> <text:s text:c="32"/><text:span text:style-name="T40">até </text:span><text:span text:style-name="T43">o mês</text:span> <text:s text:c="60"/></text:p>
            <text:p text:style-name="P48"/>
            <text:p text:style-name="P19"><text:span text:style-name="T31">Estimativa atual de usuários </text:span><text:span text:style-name="T26">(verificar a atual base de contas de acesso de usuários)</text:span>:</text:p>
            <text:p text:style-name="P50"/>
            <text:p text:style-name="P52"><text:span text:style-name="T44">Plataformas disponíveis </text:span><text:span text:style-name="T30">(verificar as plataformas nas quais o serviço poderá ser acessado)</text:span><text:span text:style-name="T40">:</text:span> <text:span text:style-name="T24">Web</text:span><text:span text:style-name="T56"> </text:span><text:span text:style-name="T54">[ <text:s/>]</text:span> <text:s text:c="3"/><text:span text:style-name="T47">Aplicativo Mobile</text:span><text:span text:style-name="T57"> </text:span><text:span text:style-name="T54">[ <text:s/>]</text:span> <text:s text:c="5"/><text:span text:style-name="T24">Desktop</text:span><text:span text:style-name="T56"> </text:span><text:span text:style-name="T54">[ <text:s/>]</text:span> <text:s text:c="3"/></text:p>
            <text:p text:style-name="P50"/>
            <text:p text:style-name="P53"><text:span text:style-name="T40">O Serviço é acessado a partir </text:span><text:span text:style-name="T45">de</text:span><text:span text:style-name="T40">:</text:span> <text:span text:style-name="T35">Postos de Atendimento </text:span><text:span text:style-name="T34">do Governo</text:span><text:span text:style-name="T37"> </text:span><text:span text:style-name="T38">[ <text:s/>]</text:span><text:span text:style-name="T34"> <text:s text:c="11"/>Casa/</text:span><text:span text:style-name="T36">Escritório</text:span><text:span text:style-name="T37"> </text:span><text:span text:style-name="T38">[ <text:s/>]</text:span><text:span text:style-name="T34"> <text:s text:c="13"/>Organizações Conveniadas</text:span><text:span text:style-name="T37"> </text:span><text:span text:style-name="T38">[ <text:s/>]</text:span><text:span text:style-name="T34"> </text:span></text:p>
            <text:p text:style-name="P4"/>
            <text:p text:style-name="P12"><text:span text:style-name="T65">ATENÇÃO!</text:span><text:span text:style-name="T41"> : </text:span><text:span text:style-name="T39">Enviar as URL's para que o Brasil Cidadão efetue retorno automático ao serviço integrado, após o processo da autenticação </text:span><text:span text:style-name="T27">(a página principal do serviço, logo após o login do cidadão)</text:span><text:span text:style-name="T39">.</text:span></text:p>
            <text:p text:style-name="P7"/>
          </table:table-cell>
        </table:table-row>
        <table:table-row table:style-name="Table1.1">
          <table:table-cell table:style-name="Table1.A1" office:value-type="string">
            <text:p text:style-name="P25">M</text:p>
          </table:table-cell>
          <table:table-cell table:style-name="Table1.B1" office:value-type="string">
            <text:p text:style-name="P31">étodos de autenticação obrigatórios</text:p>
            <text:p text:style-name="P5"/>
            <text:p text:style-name="P16"><text:span text:style-name="T21">Login Básico</text:span><text:span text:style-name="T58"> </text:span><text:span text:style-name="T54">[ <text:s/>]</text:span> <text:s text:c="22"/><text:span text:style-name="T21">Certificado Digital</text:span><text:span text:style-name="T58"> </text:span><text:span text:style-name="T54">[ <text:s/>]</text:span><text:span text:style-name="T21"> <text:s text:c="17"/>Poderá usar multifator (SMS, token, confirmação Email, QRcode ou biometria)</text:span><text:span text:style-name="T58"> </text:span><text:span text:style-name="T54">[ <text:s/>]</text:span></text:p>
            <text:p text:style-name="P5"/>
            <text:p text:style-name="P46"><text:span text:style-name="T6">Biometria da digital</text:span><text:span text:style-name="T17"> </text:span><text:span text:style-name="T18">[ <text:s/>]</text:span></text:p>
            <text:p text:style-name="P24"/>
            <text:p text:style-name="P43"/>
          </table:table-cell>
        </table:table-row>
        <text:soft-page-break/>
        <table:table-row table:style-name="Table1.1">
          <table:table-cell table:style-name="Table1.A3" office:value-type="string">
            <text:p text:style-name="P26">N</text:p>
          </table:table-cell>
          <table:table-cell table:style-name="Table1.B3" office:value-type="string">
            <text:p text:style-name="P33">íveis de autenticação obrigatórios</text:p>
            <text:p text:style-name="P5"/>
            <text:p text:style-name="P16"><text:span text:style-name="T22">Nível 1 – cadastro autodeclarado</text:span><text:span text:style-name="T59"> </text:span><text:span text:style-name="T54">[ <text:s/>]</text:span> <text:s text:c="22"/><text:span text:style-name="T22">Nível 2 – casdastro convalidado em base dedados governamentais</text:span><text:span text:style-name="T59"> </text:span><text:span text:style-name="T54">[ <text:s/>]</text:span></text:p>
            <text:p text:style-name="P5"/>
            <text:p text:style-name="P8"/>
            <text:p text:style-name="P46"><text:span text:style-name="T7">Nível 3 – cadastro realizado presencialmente em postos de atendimento</text:span><text:span text:style-name="T17"> </text:span><text:span text:style-name="T18">[ <text:s/>]</text:span><text:span text:style-name="T5"> <text:s text:c="12"/></text:span><text:span text:style-name="T7">Nível 4 – cadastro validado por biometria</text:span><text:span text:style-name="T17"> </text:span><text:span text:style-name="T18">[ <text:s/>]</text:span><text:span text:style-name="T20"> </text:span></text:p>
            <text:p text:style-name="P41"/>
            <text:p text:style-name="P41"/>
            <text:p text:style-name="P46"><text:span text:style-name="T7">Nível 5 – cadastro validado por certificado digital</text:span><text:span text:style-name="T17"> </text:span><text:span text:style-name="T18">[ <text:s/>]</text:span></text:p>
            <text:p text:style-name="P20"/>
            <text:p text:style-name="P17"><text:span text:style-name="T65">ATENÇÃO!</text:span><text:span text:style-name="T41"> : </text:span><text:span text:style-name="T31">Informar os níveis de autenticação obrigatórios.</text:span></text:p>
          </table:table-cell>
        </table:table-row>
        <table:table-row table:style-name="Table1.1">
          <table:table-cell table:style-name="Table1.A3" office:value-type="string">
            <text:p text:style-name="P27">S</text:p>
          </table:table-cell>
          <table:table-cell table:style-name="Table1.B3" office:value-type="string">
            <text:p text:style-name="P34">elos de confiabilidade cadastral obrigatórios</text:p>
            <text:p text:style-name="P5"/>
            <text:p text:style-name="P16"><text:span text:style-name="T23">Selo bases de dados governamentais</text:span><text:span text:style-name="T60"> </text:span><text:span text:style-name="T54">[ <text:s/>]</text:span> <text:s text:c="22"/><text:span text:style-name="T23">Selo Certificado Digital</text:span><text:span text:style-name="T60"> </text:span><text:span text:style-name="T54">[ <text:s/>]</text:span><text:span text:style-name="T23"> <text:s text:c="7"/>Selo Pessoa Jurídica</text:span><text:span text:style-name="T60"> </text:span><text:span text:style-name="T54">[ <text:s/>]</text:span></text:p>
            <text:p text:style-name="P5"/>
            <text:p text:style-name="P46"><text:span text:style-name="T8">Selo biometria da digital</text:span><text:span text:style-name="T17"> </text:span><text:span text:style-name="T18">[ <text:s/>]</text:span><text:span text:style-name="T5"> <text:s text:c="13"/></text:span><text:span text:style-name="T8">Selo Servidor </text:span><text:span text:style-name="T11">P</text:span><text:span text:style-name="T8">úblico </text:span><text:span text:style-name="T11">F</text:span><text:span text:style-name="T8">ederal</text:span><text:span text:style-name="T17"> </text:span><text:span text:style-name="T18">[ <text:s/>]</text:span><text:span text:style-name="T20"> <text:s text:c="2"/></text:span></text:p>
            <text:p text:style-name="P43"/>
          </table:table-cell>
        </table:table-row>
        <table:table-row table:style-name="Table1.1">
          <table:table-cell table:style-name="Table1.A3" office:value-type="string">
            <text:p text:style-name="P28">C</text:p>
          </table:table-cell>
          <table:table-cell table:style-name="Table1.B3" office:value-type="string">
            <text:p text:style-name="P35">redenciamento de IP's e Ambientes</text:p>
            <text:p text:style-name="P5"/>
            <text:p text:style-name="P9">Tipo de Ambiente: <text:s text:c="49"/>IP :</text:p>
            <text:p text:style-name="P9">Tipo de Ambiente: <text:s text:c="49"/>IP:</text:p>
            <text:p text:style-name="P9">Tipo de Ambiente: <text:s text:c="49"/>IP:</text:p>
            <text:p text:style-name="P9">Tipo de Ambiente: <text:s text:c="49"/>IP:</text:p>
            <text:p text:style-name="P9">Tipo de Ambiente: <text:s text:c="49"/>IP:</text:p>
            <text:p text:style-name="P10">Tipo de Ambiente: <text:s text:c="49"/>IP:</text:p>
            <text:p text:style-name="P10">Tipo de Ambiente: <text:s text:c="49"/>IP:</text:p>
            <text:p text:style-name="P42"><text:span text:style-name="T9">Tipo de Ambiente: <text:s text:c="49"/>IP:</text:span><text:span text:style-name="T5"> <text:s text:c="14"/></text:span></text:p>
            <text:p text:style-name="P11"/>
            <text:p text:style-name="P45"><text:span text:style-name="T67">ATENÇÃO!</text:span><text:span text:style-name="T15"> :</text:span><text:span text:style-name="T10">O</text:span><text:span text:style-name="T5">s ip's são referentes aos Gateways ou elemento de rede. </text:span><text:span text:style-name="T10">informar os ip's </text:span><text:span text:style-name="T14">(internet protocol)</text:span><text:span text:style-name="T10"> dos servidores de internet </text:span><text:span text:style-name="T14">(Gateway)</text:span><text:span text:style-name="T10"> usados para permitir o acesso à internet, pois esses deverão ser cadastrados nos sistemas de </text:span><text:span text:style-name="T14">Firewall</text:span><text:span text:style-name="T10"> do SERPRO, para autorizar a recepção de requisições advindas da </text:span><text:span text:style-name="T13">sua </text:span><text:span text:style-name="T10">rede de computadores. </text:span><text:span text:style-name="T12">O tipo de ambiente podem ser </text:span><text:span text:style-name="T16">Produção ou Integração/Homologação/Teste/Validação</text:span></text:p>
            <text:p text:style-name="P44"/>
          </table:table-cell>
        </table:table-row>
        <table:table-row table:style-name="Table1.1">
          <table:table-cell table:style-name="Table1.A3" office:value-type="string">
            <text:p text:style-name="P29">A</text:p>
          </table:table-cell>
          <table:table-cell table:style-name="Table1.B3" office:value-type="string">
            <text:p text:style-name="P65">tributos necessários para o funcionamento do serviço</text:p>
            <text:p text:style-name="P61"/>
            <table:table table:name="Tabela1" table:style-name="Tabela1">
              <table:table-column table:style-name="Tabela1.A"/>
              <table:table-row table:style-name="Tabela1.1">
                <table:table-cell table:style-name="Tabela1.A1" office:value-type="string">
                  <text:p text:style-name="P66">CPF<text:span text:style-name="T55"> </text:span><text:span text:style-name="T54">[ <text:s/>]</text:span> <text:s/></text:p>
                  <text:p text:style-name="P67"/>
                  <text:p text:style-name="P62"><text:span text:style-name="T31">nome</text:span><text:span text:style-name="T61"> </text:span><text:span text:style-name="T54">[ <text:s/>]</text:span> <text:s text:c="10"/></text:p>
                  <text:p text:style-name="P63"><text:s text:c="12"/><text:span text:style-name="T21"><text:s/></text:span></text:p>
                  <text:p text:style-name="P62"><text:span text:style-name="T21">email</text:span><text:span text:style-name="T58"> </text:span><text:span text:style-name="T54">[ <text:s/>]</text:span></text:p>
                  <text:p text:style-name="P63"/>
                  <text:p text:style-name="P62"><text:span text:style-name="T21">telefone</text:span><text:span text:style-name="T58"> </text:span><text:span text:style-name="T54">[ <text:s/>]</text:span></text:p>
                  <text:p text:style-name="P59"/>
                  <text:p text:style-name="P64"><text:span text:style-name="T63">Foto</text:span><text:span text:style-name="T58"> </text:span><text:span text:style-name="T54">[ <text:s/>]</text:span></text:p>
                  <text:p text:style-name="P63"/>
                  <text:p text:style-name="P60">Outros []* Quais? </text:p>
                  <text:p text:style-name="P59"/>
                </table:table-cell>
              </table:table-row>
            </table:table>
            <text:p text:style-name="P68"><text:span text:style-name="T66">A</text:span><text:span text:style-name="T65">TENÇÃO!</text:span><text:span text:style-name="T41"> : </text:span><text:span text:style-name="T32">Informar os atributos do cidadão necessários para o funcionamento do serviço. Para outros atributos necessários para serviço deverão passar </text:span><text:soft-page-break/><text:span text:style-name="T32">por uma avaliação do Ministério do Planejamento da possibilidade de disponibilizar ou não o atributo.</text:span></text:p>
          </table:table-cell>
        </table:table-row>
        <table:table-row table:style-name="Table1.1">
          <table:table-cell table:style-name="Table1.A3" office:value-type="string">
            <text:p text:style-name="P30">I</text:p>
          </table:table-cell>
          <table:table-cell table:style-name="Table1.B3" office:value-type="string">
            <text:p text:style-name="P36">dentificação da Organização</text:p>
            <text:p text:style-name="P36"/>
            <text:p text:style-name="P37">Nome da Organização:</text:p>
            <text:p text:style-name="P58">Nome do Servidor <text:span text:style-name="T28">(pontos focais)</text:span>: <text:s text:c="42"/>Email do Servidor: <text:s text:c="42"/>Telefone</text:p>
            <text:p text:style-name="P39">1.</text:p>
            <text:p text:style-name="P39">2.</text:p>
            <text:p text:style-name="P39">3.</text:p>
            <text:p text:style-name="P40">4.</text:p>
            <text:p text:style-name="P39"/>
            <text:p text:style-name="P38"><text:span text:style-name="T49">Atenção! : Preencher as informações solicitadas, gerar o PDF deste formulário e enviar ao Ministério do Planejamento. </text:span><text:span text:style-name="T50">O nome do arquivo no formato PDF dever obdecer a seguinte construção:</text:span><text:span text:style-name="T48"> </text:span><text:span text:style-name="T64">BrCidadao-cadastro-servico-&lt;nome_orgao&gt;-&lt;nome_servico&gt;-&lt;mes_ano&gt;.pdf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Andale Sans UI" style:font-size-asian="10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0pt" fo:language="en" fo:country="US" style:letter-kerning="true" style:font-name-asian="Andale Sans UI" style:font-size-asian="10pt" style:language-asian="en" style:country-asian="US" style:font-name-complex="Tahoma" style:font-size-complex="12pt" style:language-complex="en" style:country-complex="US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0" fo:widows="0" fo:hyphenation-ladder-count="no-limit" style:page-number="auto" style:shadow="none" style:punctuation-wrap="simple" style:writing-mode="lr-tb"/>
      <style:text-properties fo:color="#00000a" style:font-name="Times New Roman" fo:font-family="'Times New Roman'" style:font-family-generic="roman" style:font-pitch="variable" fo:font-size="12pt" fo:language="zxx" fo:country="none" fo:background-color="transparent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rebuchet MS" fo:font-size="18pt" officeooo:rsid="005d0311" officeooo:paragraph-rsid="005d0311" style:font-size-asian="18pt" style:font-size-complex="18pt"/>
    </style:style>
    <style:style style:name="MP2" style:family="paragraph" style:parent-style-name="Header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MP3" style:family="paragraph" style:parent-style-name="Footer">
      <style:paragraph-properties fo:text-align="end" style:justify-single-word="false"/>
      <style:text-properties fo:font-size="6pt" officeooo:rsid="00a8ad5e" officeooo:paragraph-rsid="00a8ad5e" style:font-size-asian="6pt" style:font-size-complex="6pt"/>
    </style:style>
    <style:style style:name="MT1" style:family="text">
      <style:text-properties officeooo:rsid="00a90bb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406cm" fo:margin-bottom="0.61cm" fo:margin-left="0.61cm" fo:margin-right="0.61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36cm" fo:margin-left="0cm" fo:margin-right="0cm" fo:margin-bottom="1.138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9.126cm" svg:y="0.34cm" svg:width="2.118cm" svg:height="2.069cm" draw:z-index="2"><draw:image xlink:href="Pictures/100000000000007F0000007C5D54D7E1B37B2C33.png" xlink:type="simple" xlink:show="embed" xlink:actuate="onLoad"/></draw:frame></text:p>
        <text:p text:style-name="MP1"/>
        <text:p text:style-name="MP1"/>
        <text:p text:style-name="MP1"/>
        <text:p text:style-name="MP1">Ministério do Planejamento</text:p>
        <text:p text:style-name="MP1">Secretaria de Tecnologia da Informação e Comunicação</text:p>
        <text:p text:style-name="MP2"/>
        <text:p text:style-name="MP1">Cadastro de Serviço Público Digital</text:p>
        <text:p text:style-name="MP1"/>
      </style:header>
      <style:footer>
        <text:p text:style-name="MP3"><text:span text:style-name="MT1">v</text:span>ersão 0.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</meta:creation-date>
    <dc:language>en-US</dc:language>
    <dc:date>2018-02-26T11:17:20.522000000</dc:date>
    <meta:editing-cycles>199</meta:editing-cycles>
    <meta:editing-duration>P1DT1H10M25S</meta:editing-duration>
    <meta:generator>LibreOffice/5.3.0.3$Windows_x86 LibreOffice_project/7074905676c47b82bbcfbea1aeefc84afe1c50e1</meta:generator>
    <meta:document-statistic meta:table-count="2" meta:image-count="1" meta:object-count="0" meta:page-count="3" meta:paragraph-count="78" meta:word-count="624" meta:character-count="4756" meta:non-whitespace-character-count="3295"/>
  </office:meta>
</office:document-meta>
</file>